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fo:font-size="14pt" style:text-underline-style="none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n Bernardino Valley College</text:p>
      <text:p text:style-name="P2">ICC</text:p>
      <text:p text:style-name="P2">Club Report form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">Club:</text:p>
            <text:p text:style-name="P4">Name: Computer science Computer engineering </text:p>
          </table:table-cell>
        </table:table-row>
        <table:table-row>
          <table:table-cell table:style-name="Table1.A2" office:value-type="string">
            <text:p text:style-name="P3">Meeting Information:</text:p>
            <text:p text:style-name="P5">Date: every Tuesday</text:p>
            <text:p text:style-name="P5"/>
            <text:p text:style-name="P5">Time: 1:00 PM</text:p>
            <text:p text:style-name="P5"/>
            <text:p text:style-name="P5">Location: PL 05</text:p>
          </table:table-cell>
        </table:table-row>
        <table:table-row>
          <table:table-cell table:style-name="Table1.A2" office:value-type="string">
            <text:p text:style-name="P3">Upcoming Events:</text:p>
            <text:p text:style-name="P5">1.Western Regional Cyber Defense Competition</text:p>
            <text:p text:style-name="P5"/>
            <text:p text:style-name="P5">2.</text:p>
            <text:p text:style-name="P5"/>
            <text:p text:style-name="P5">3.</text:p>
          </table:table-cell>
        </table:table-row>
        <table:table-row>
          <table:table-cell table:style-name="Table1.A2" office:value-type="string">
            <text:p text:style-name="P3">Past Events</text:p>
            <text:p text:style-name="P5">1. </text:p>
            <text:p text:style-name="P5"/>
            <text:p text:style-name="P5">2. </text:p>
            <text:p text:style-name="P5"/>
            <text:p text:style-name="P5">3. </text:p>
          </table:table-cell>
        </table:table-row>
        <table:table-row>
          <table:table-cell table:style-name="Table1.A2" office:value-type="string">
            <text:p text:style-name="P3">Special Events:</text:p>
            <text:p text:style-name="P5">1. </text:p>
            <text:p text:style-name="P5"/>
            <text:p text:style-name="P5">2. 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evin </meta:initial-creator>
    <meta:creation-date>2012-02-16T17:10:11</meta:creation-date>
    <dc:date>2012-02-22T10:10:29</dc:date>
    <meta:editing-duration>PT00H36M57S</meta:editing-duration>
    <meta:editing-cycles>7</meta:editing-cycles>
    <meta:generator>OpenOffice.org/3.2$Unix OpenOffice.org_project/320m12$Build-9483</meta:generator>
    <meta:document-statistic meta:table-count="1" meta:image-count="0" meta:object-count="0" meta:page-count="1" meta:paragraph-count="20" meta:word-count="43" meta:character-count="269"/>
    <dc:creator>kevin </dc:creator>
  </office:meta>
</office:document-meta>
</file>